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text-properties officeooo:rsid="00018ae5" officeooo:paragraph-rsid="00018ae5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troduction to Git Commits</text:h>
      <text:p text:style-name="Text_20_body">A commit in a git repository records a snapshot of all the (tracked) files in your directory. Git maintains a history of all commits.</text:p>
      <text:p text:style-name="Text_20_body">Solution:</text:p>
      <text:p text:style-name="Preformatted_20_Text"><text:span text:style-name="Source_20_Text"><text:span text:style-name="T3">git commit</text:span></text:span></text:p>
      <text:p text:style-name="P2"><text:span text:style-name="Source_20_Text"><text:span text:style-name="T3">git commit</text:span></text:span></text:p>
      <text:h text:style-name="Heading_20_2" text:outline-level="2">Branching in Git</text:h>
      <text:p text:style-name="Text_20_body">Branches are pointers to a specific commit.</text:p>
      <text:p text:style-name="Text_20_body">Used to logically divide your work.</text:p>
      <text:p text:style-name="Text_20_body">Branch essentially says “I want to include the work of this commit and all parent commits.”</text:p>
      <text:p text:style-name="Text_20_body">Commands used in this level:</text:p>
      <text:p text:style-name="Preformatted_20_Text"><text:span text:style-name="Source_20_Text"><text:span text:style-name="T3">git branch branchName</text:span></text:span></text:p>
      <text:p text:style-name="P2"><text:span text:style-name="Source_20_Text"><text:span text:style-name="T3">git checkout branchName</text:span></text:span></text:p>
      <text:p text:style-name="Text_20_body">Shortcut to do both the commands (and solve the level):</text:p>
      <text:p text:style-name="P2"><text:span text:style-name="Source_20_Text"><text:span text:style-name="T3">git checkout -b branchName</text:span></text:span></text:p>
      <text:h text:style-name="Heading_20_2" text:outline-level="2">Branches and Merging</text:h>
      <text:p text:style-name="Text_20_body">Merge means to include all the works from both the “parents”</text:p>
      <text:p text:style-name="Text_20_body">Commands to solve this level</text:p>
      <text:p text:style-name="Preformatted_20_Text"><text:span text:style-name="Source_20_Text"><text:span text:style-name="T3">git checkout -b bugFix</text:span></text:span></text:p>
      <text:p text:style-name="Preformatted_20_Text"><text:span text:style-name="Source_20_Text"><text:span text:style-name="T3">git commit</text:span></text:span></text:p>
      <text:p text:style-name="Preformatted_20_Text"><text:span text:style-name="Source_20_Text"><text:span text:style-name="T3">git checkout main</text:span></text:span></text:p>
      <text:p text:style-name="Preformatted_20_Text"><text:span text:style-name="Source_20_Text"><text:span text:style-name="T3">git commit </text:span></text:span></text:p>
      <text:p text:style-name="P2"><text:span text:style-name="Source_20_Text"><text:span text:style-name="T3">git merge bugFix</text:span></text:span></text:p>
      <text:h text:style-name="Heading_20_2" text:outline-level="2">Git Rebase</text:h>
      <text:p text:style-name="Text_20_body">Another way of combining work between branches.</text:p>
      <text:p text:style-name="Text_20_body">Takes a set of commits, “copies” them, and plops them down somewhere else.</text:p>
      <text:p text:style-name="Text_20_body">Helps to make a nice linear sequence of commi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8ae5" officeooo:paragraph-rsid="00018a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earning Git – Rhythm Babu Kafl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5:22:21.809232274</meta:creation-date>
    <dc:date>2024-06-23T15:24:01.838204596</dc:date>
    <meta:editing-duration>PT1M40S</meta:editing-duration>
    <meta:editing-cycles>1</meta:editing-cycles>
    <meta:document-statistic meta:table-count="0" meta:image-count="0" meta:object-count="0" meta:page-count="1" meta:paragraph-count="27" meta:word-count="159" meta:character-count="922" meta:non-whitespace-character-count="788"/>
    <meta:generator>LibreOffice/24.2.3.2$Linux_X86_64 LibreOffice_project/420$Build-2</meta:generator>
  </office:meta>
</office:document-meta>
</file>